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260" officeooo:paragraph-rsid="000c1260"/>
    </style:style>
    <style:style style:name="P2" style:family="paragraph" style:parent-style-name="Standard">
      <style:text-properties officeooo:rsid="000df994" officeooo:paragraph-rsid="000df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es con [data-theme = ‘dark’]</text:p>
      <text:p text:style-name="P2">themeButtons.forEach </text:p>
      <text:p text:style-name="P1"/>
      <text:p text:style-name="P1"/>
      <text:p text:style-name="P1">document.addEventListener("DOMContentLoaded", () =&gt; {</text:p>
      <text:p text:style-name="P1"><text:s text:c="4"/>const botonAgregar = document.getElementById("boton-agregar");</text:p>
      <text:p text:style-name="P1"><text:s text:c="4"/>const inputTarea = document.getElementById("tarea");</text:p>
      <text:p text:style-name="P1"><text:s text:c="4"/>const categorias = document.querySelectorAll(".categoria");</text:p>
      <text:p text:style-name="P1"><text:s text:c="4"/>const botonesTemas = {</text:p>
      <text:p text:style-name="P1"><text:s text:c="8"/>claro: document.getElementById("boton-claro"),</text:p>
      <text:p text:style-name="P1"><text:s text:c="8"/>oscuro: document.getElementById("boton-oscuro"),</text:p>
      <text:p text:style-name="P1"><text:s text:c="8"/>pastel: document.getElementById("boton-pastel")</text:p>
      <text:p text:style-name="P1"><text:s text:c="4"/>};</text:p>
      <text:p text:style-name="P1"/>
      <text:p text:style-name="P1"><text:s text:c="4"/>// Agregar tarea</text:p>
      <text:p text:style-name="P1"><text:s text:c="4"/>botonAgregar.addEventListener("click", () =&gt; {</text:p>
      <text:p text:style-name="P1"><text:s text:c="8"/>const texto = inputTarea.value.trim();</text:p>
      <text:p text:style-name="P1"><text:s text:c="8"/>if (texto) {</text:p>
      <text:p text:style-name="P1"><text:s text:c="12"/>const nuevaTarea = crearTareaElemento(texto);</text:p>
      <text:p text:style-name="P1"><text:s text:c="12"/>const categoriaPendiente = document.querySelector('[data-category="pendiente"]');</text:p>
      <text:p text:style-name="P1"><text:s text:c="12"/>categoriaPendiente.appendChild(nuevaTarea);</text:p>
      <text:p text:style-name="P1"><text:s text:c="12"/>actualizarContadores();</text:p>
      <text:p text:style-name="P1"><text:s text:c="12"/>inputTarea.value = ""; // Limpiar el input</text:p>
      <text:p text:style-name="P1"><text:s text:c="8"/>}</text:p>
      <text:p text:style-name="P1"><text:s text:c="4"/>});</text:p>
      <text:p text:style-name="P1"/>
      <text:p text:style-name="P1"><text:s text:c="4"/>// Crear elemento de tarea</text:p>
      <text:p text:style-name="P1"><text:s text:c="4"/>function crearTareaElemento(texto) {</text:p>
      <text:p text:style-name="P1"><text:s text:c="8"/>const tarea = document.createElement("div");</text:p>
      <text:p text:style-name="P1"><text:s text:c="8"/>tarea.textContent = texto;</text:p>
      <text:p text:style-name="P1"><text:s text:c="8"/>tarea.classList.add("tarea-item");</text:p>
      <text:p text:style-name="P1"><text:s text:c="8"/>tarea.setAttribute("draggable", "true");</text:p>
      <text:p text:style-name="P1"><text:s text:c="8"/>agregarEventosDrag(tarea);</text:p>
      <text:p text:style-name="P1"><text:s text:c="8"/>return tarea;</text:p>
      <text:p text:style-name="P1"><text:s text:c="4"/>}</text:p>
      <text:p text:style-name="P1"/>
      <text:p text:style-name="P1"><text:s text:c="4"/>// Eventos Drag &amp; Drop</text:p>
      <text:p text:style-name="P1"><text:s text:c="4"/>function agregarEventosDrag(elemento) {</text:p>
      <text:p text:style-name="P1"><text:s text:c="8"/>elemento.addEventListener("dragstart", (e) =&gt; {</text:p>
      <text:p text:style-name="P1"><text:s text:c="12"/>e.dataTransfer.setData("text/plain", e.target.textContent);</text:p>
      <text:p text:style-name="P1"><text:s text:c="12"/>e.target.classList.add("dragging");</text:p>
      <text:p text:style-name="P1"><text:s text:c="8"/>});</text:p>
      <text:p text:style-name="P1"/>
      <text:p text:style-name="P1"><text:s text:c="8"/>elemento.addEventListener("dragend", (e) =&gt; {</text:p>
      <text:p text:style-name="P1"><text:s text:c="12"/>e.target.classList.remove("dragging");</text:p>
      <text:p text:style-name="P1"><text:s text:c="8"/>});</text:p>
      <text:p text:style-name="P1"><text:s text:c="4"/>}</text:p>
      <text:p text:style-name="P1"/>
      <text:p text:style-name="P1"><text:s text:c="4"/>categorias.forEach((categoria) =&gt; {</text:p>
      <text:p text:style-name="P1"><text:s text:c="8"/>categoria.addEventListener("dragover", (e) =&gt; {</text:p>
      <text:p text:style-name="P1"><text:s text:c="12"/>e.preventDefault(); // Necesario para permitir drop</text:p>
      <text:p text:style-name="P1"><text:s text:c="8"/>});</text:p>
      <text:p text:style-name="P1"><text:soft-page-break/></text:p>
      <text:p text:style-name="P1"><text:s text:c="8"/>categoria.addEventListener("drop", (e) =&gt; {</text:p>
      <text:p text:style-name="P1"><text:s text:c="12"/>e.preventDefault();</text:p>
      <text:p text:style-name="P1"><text:s text:c="12"/>const texto = e.dataTransfer.getData("text/plain");</text:p>
      <text:p text:style-name="P1"><text:s text:c="12"/>const tarea = crearTareaElemento(texto);</text:p>
      <text:p text:style-name="P1"><text:s text:c="12"/>categoria.appendChild(tarea);</text:p>
      <text:p text:style-name="P1"><text:s text:c="12"/>actualizarContadores();</text:p>
      <text:p text:style-name="P1"><text:s text:c="8"/>});</text:p>
      <text:p text:style-name="P1"><text:s text:c="4"/>});</text:p>
      <text:p text:style-name="P1"/>
      <text:p text:style-name="P1"><text:s text:c="4"/>// Actualizar contadores</text:p>
      <text:p text:style-name="P1"><text:s text:c="4"/>function actualizarContadores() {</text:p>
      <text:p text:style-name="P1"><text:s text:c="8"/>categorias.forEach((categoria) =&gt; {</text:p>
      <text:p text:style-name="P1"><text:s text:c="12"/>const contador = categoria.querySelector(".contador");</text:p>
      <text:p text:style-name="P1"><text:s text:c="12"/>const tareas = categoria.querySelectorAll(".tarea-item");</text:p>
      <text:p text:style-name="P1"><text:s text:c="12"/>contador.textContent = `(${tareas.length})`;</text:p>
      <text:p text:style-name="P1"><text:s text:c="8"/>});</text:p>
      <text:p text:style-name="P1"><text:s text:c="4"/>}</text:p>
      <text:p text:style-name="P1"/>
      <text:p text:style-name="P1"><text:s text:c="4"/>// Cambiar tema</text:p>
      <text:p text:style-name="P1"><text:s text:c="4"/>botonesTemas.claro.addEventListener("click", () =&gt; {</text:p>
      <text:p text:style-name="P1"><text:s text:c="8"/>document.body.className = ""; // Resetear clases</text:p>
      <text:p text:style-name="P1"><text:s text:c="4"/>});</text:p>
      <text:p text:style-name="P1"/>
      <text:p text:style-name="P1"><text:s text:c="4"/>botonesTemas.oscuro.addEventListener("click", () =&gt; {</text:p>
      <text:p text:style-name="P1"><text:s text:c="8"/>document.body.className = "dark-mode";</text:p>
      <text:p text:style-name="P1"><text:s text:c="4"/>});</text:p>
      <text:p text:style-name="P1"/>
      <text:p text:style-name="P1"><text:s text:c="4"/>botonesTemas.pastel.addEventListener("click", () =&gt; {</text:p>
      <text:p text:style-name="P1"><text:s text:c="8"/>document.body.className = "pastel-mode";</text:p>
      <text:p text:style-name="P1"><text:s text:c="4"/>});</text:p>
      <text:p text:style-name="P1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57:35.849000000</meta:creation-date>
    <dc:date>2024-11-21T20:01:57.392000000</dc:date>
    <meta:editing-duration>PT16M16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72" meta:word-count="195" meta:character-count="2750" meta:non-whitespace-character-count="2118"/>
  </office:meta>
</office:document-meta>
</file>